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draw:marker-start="Arrow" draw:marker-end="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style:text-position="sub 58%" fo:font-size="14pt" style:font-size-asian="14pt" style:font-size-complex="14pt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4cm" svg:height="1.4cm" svg:x="1.076cm" svg:y="0.131cm">
          <text:p text:style-name="P1"><text:span text:style-name="T1">S/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cm" svg:height="1.4cm" svg:x="2.476cm" svg:y="2.231cm">
          <text:p text:style-name="P1"><text:span text:style-name="T1">CA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476cm" svg:y1="0.831cm" svg:x2="4.376cm" svg:y2="0.831cm">
          <text:p/>
        </draw:line>
        <draw:custom-shape draw:style-name="gr1" draw:text-style-name="P2" draw:layer="layout" svg:width="1.4cm" svg:height="1.4cm" svg:x="4.376cm" svg:y="2.231cm">
          <text:p text:style-name="P1"><text:span text:style-name="T1">CN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cm" svg:height="1.4cm" svg:x="6.276cm" svg:y="2.231cm">
          <text:p text:style-name="P1"><text:span text:style-name="T1">C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4.376cm" svg:y="0.131cm">
          <text:p text:style-name="P1"><text:span text:style-name="T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076cm" svg:y1="1.531cm" svg:x2="5.076cm" svg:y2="2.231cm">
          <text:p/>
        </draw:line>
        <draw:line draw:style-name="gr4" draw:text-style-name="P1" draw:layer="layout" svg:x1="5.076cm" svg:y1="3.631cm" svg:x2="5.076cm" svg:y2="4.331cm">
          <text:p/>
        </draw:line>
        <draw:line draw:style-name="gr4" draw:text-style-name="P1" draw:layer="layout" svg:x1="5.076cm" svg:y1="4.331cm" svg:x2="3.176cm" svg:y2="4.331cm">
          <text:p/>
        </draw:line>
        <draw:line draw:style-name="gr4" draw:text-style-name="P1" draw:layer="layout" svg:x1="3.176cm" svg:y1="2.231cm" svg:x2="3.176cm" svg:y2="0.831cm">
          <text:p/>
        </draw:line>
        <draw:line draw:style-name="gr4" draw:text-style-name="P1" draw:layer="layout" svg:x1="3.176cm" svg:y1="3.631cm" svg:x2="3.176cm" svg:y2="5.031cm">
          <text:p/>
        </draw:line>
        <draw:line draw:style-name="gr4" draw:text-style-name="P1" draw:layer="layout" svg:x1="6.976cm" svg:y1="0.831cm" svg:x2="6.976cm" svg:y2="2.231cm">
          <text:p/>
        </draw:line>
        <draw:line draw:style-name="gr2" draw:text-style-name="P1" draw:layer="layout" svg:x1="3.176cm" svg:y1="5.031cm" svg:x2="8.176cm" svg:y2="5.031cm">
          <text:p/>
        </draw:line>
        <draw:line draw:style-name="gr4" draw:text-style-name="P1" draw:layer="layout" svg:x1="5.776cm" svg:y1="0.831cm" svg:x2="6.976cm" svg:y2="0.831cm">
          <text:p/>
        </draw:line>
        <draw:frame draw:style-name="gr5" draw:text-style-name="P3" draw:layer="layout" svg:width="0.6cm" svg:height="0.806cm" svg:x="3.576cm" svg:y="0.081cm">
          <draw:text-box>
            <text:p><text:span text:style-name="T1">+</text:span></text:p>
          </draw:text-box>
        </draw:frame>
        <draw:frame draw:style-name="gr5" draw:text-style-name="P3" draw:layer="layout" svg:width="0.6cm" svg:height="0.806cm" svg:x="5.076cm" svg:y="1.425cm">
          <draw:text-box>
            <text:p><text:span text:style-name="T1">-</text:span></text:p>
          </draw:text-box>
        </draw:frame>
        <draw:line draw:style-name="gr4" draw:text-style-name="P1" draw:layer="layout" svg:x1="1.776cm" svg:y1="2.931cm" svg:x2="2.476cm" svg:y2="2.931cm">
          <text:p/>
        </draw:line>
        <draw:frame draw:style-name="gr6" draw:text-style-name="P3" draw:layer="layout" svg:width="1.166cm" svg:height="0.968cm" svg:x="0.622cm" svg:y="2.431cm">
          <draw:text-box>
            <text:p><text:span text:style-name="T1">V</text:span><text:span text:style-name="T3">ref</text:span></text:p>
          </draw:text-box>
        </draw:frame>
        <draw:line draw:style-name="gr4" draw:text-style-name="P1" draw:layer="layout" svg:x1="7.676cm" svg:y1="2.931cm" svg:x2="8.376cm" svg:y2="2.931cm">
          <text:p/>
        </draw:line>
        <draw:frame draw:style-name="gr6" draw:text-style-name="P3" draw:layer="layout" svg:width="1.933cm" svg:height="0.968cm" svg:x="8.376cm" svg:y="2.465cm">
          <draw:text-box>
            <text:p><text:span text:style-name="T1">V</text:span><text:span text:style-name="T3">ref </text:span><text:span text:style-name="T4">/16</text:span></text:p>
          </draw:text-box>
        </draw:frame>
        <draw:line draw:style-name="gr4" draw:text-style-name="P1" draw:layer="layout" svg:x1="6.976cm" svg:y1="3.631cm" svg:x2="6.976cm" svg:y2="5.031cm">
          <text:p/>
        </draw:line>
        <draw:line draw:style-name="gr4" draw:text-style-name="P1" draw:layer="layout" svg:x1="3.076cm" svg:y1="4.131cm" svg:x2="3.276cm" svg:y2="3.931cm">
          <text:p/>
        </draw:line>
        <draw:frame draw:style-name="gr7" draw:text-style-name="P4" draw:layer="layout" svg:width="0.4cm" svg:height="0.564cm" svg:x="2.676cm" svg:y="3.831cm">
          <draw:text-box>
            <text:p><text:span text:style-name="T5">8</text:span></text:p>
          </draw:text-box>
        </draw:frame>
        <draw:line draw:style-name="gr4" draw:text-style-name="P1" draw:layer="layout" svg:x1="6.876cm" svg:y1="4.131cm" svg:x2="7.076cm" svg:y2="3.931cm">
          <text:p/>
        </draw:line>
        <draw:frame draw:style-name="gr7" draw:text-style-name="P4" draw:layer="layout" svg:width="0.4cm" svg:height="0.564cm" svg:x="6.476cm" svg:y="3.831cm">
          <draw:text-box>
            <text:p><text:span text:style-name="T5">8</text:span></text:p>
          </draw:text-box>
        </draw:frame>
        <draw:line draw:style-name="gr4" draw:text-style-name="P1" draw:layer="layout" svg:x1="5.376cm" svg:y1="5.131cm" svg:x2="5.576cm" svg:y2="4.931cm">
          <text:p/>
        </draw:line>
        <draw:frame draw:style-name="gr7" draw:text-style-name="P4" draw:layer="layout" svg:width="0.9cm" svg:height="0.564cm" svg:x="5.076cm" svg:y="5.131cm">
          <draw:text-box>
            <text:p><text:span text:style-name="T5">16</text:span></text:p>
          </draw:text-box>
        </draw:frame>
        <draw:line draw:style-name="gr2" draw:text-style-name="P1" draw:layer="layout" svg:x1="0.076cm" svg:y1="0.831cm" svg:x2="1.076cm" svg:y2="0.831cm">
          <text:p/>
        </draw:line>
        <draw:frame draw:style-name="gr8" draw:text-style-name="P5" draw:layer="layout" svg:width="1.8cm" svg:height="1.05cm" svg:x="3cm" svg:y="4.3cm">
          <draw:text-box>
            <text:p text:style-name="P5">msb</text:p>
          </draw:text-box>
        </draw:frame>
        <draw:frame draw:style-name="gr8" draw:text-style-name="P5" draw:layer="layout" svg:width="1.8cm" svg:height="1.05cm" svg:x="6.8cm" svg:y="4.25cm">
          <draw:text-box>
            <text:p text:style-name="P5">ls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2cm" fo:page-height="5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Berdat</meta:initial-creator>
    <meta:creation-date>2013-06-03T13:49:02.34</meta:creation-date>
    <dc:date>2013-06-03T16:28:05</dc:date>
    <meta:editing-duration>PT2M25S</meta:editing-duration>
    <meta:editing-cycles>2</meta:editing-cycles>
    <meta:generator>OpenOffice.org/3.4.1$Unix OpenOffice.org_project/341m1$Build-9593</meta:generator>
    <meta:document-statistic meta:object-count="30"/>
  </office:meta>
</office:document-meta>
</file>